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Assignment</text:p>
          </table:table-cell>
          <table:table-cell office:value-type="string" calcext:value-type="string">
            <text:p>Total submission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fastest time</text:p>
          </table:table-cell>
          <table:table-cell office:value-type="string" calcext:value-type="string">
            <text:p>Total users</text:p>
          </table:table-cell>
          <table:table-cell office:value-type="string" calcext:value-type="string">
            <text:p>solved ratio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Completed</text:p>
          </table:table-cell>
        </table:table-row>
        <table:table-row table:style-name="ro2">
          <table:table-cell office:value-type="string" calcext:value-type="string">
            <text:p><text:a xlink:href="https://liu.kattis.com/problems/allpairspath" xlink:type="simple">All Pairs Shortest Path</text:a>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16%</text:p>
          </table:table-cell>
          <table:table-cell office:value-type="float" office:value="0.04" calcext:value-type="float">
            <text:p>0.0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7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aspenavenue" xlink:type="simple">Aspen Avenue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22%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1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bagoftiles" xlink:type="simple">Bag of Tiles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2%</text:p>
          </table:table-cell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barktree" xlink:type="simple">Barking Up The Wrong Tree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%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wrapping" xlink:type="simple">Board Wrapping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3%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1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chineseremainder" xlink:type="simple">Chinese Remainder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7%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4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generalchineseremainder" xlink:type="simple">Chinese Remainder Theorem (non-relatively prime moduli)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7%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2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chopwood" xlink:type="simple">Chopping Wood</text:a>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40%</text:p>
          </table:table-cell>
          <table:table-cell office:value-type="float" office:value="0.03" calcext:value-type="float">
            <text:p>0.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1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circularlock" xlink:type="simple">Circular Lock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5%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closestpair2" xlink:type="simple">Closest Pair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5%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closestpair1" xlink:type="simple">Closest Pair (Uniform)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2%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8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codetheft" xlink:type="simple">Code Theft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8%</text:p>
          </table:table-cell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convexhull" xlink:type="simple">Convex Hull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1%</text:p>
          </table:table-cell>
          <table:table-cell office:value-type="float" office:value="0.03" calcext:value-type="float">
            <text:p>0.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6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councilling" xlink:type="simple">Councilling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7%</text:p>
          </table:table-cell>
          <table:table-cell office:value-type="float" office:value="0.05" calcext:value-type="float">
            <text:p>0.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5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cudak" xlink:type="simple">Cudak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5%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1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deadfraction" xlink:type="simple">Dead Fraction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5%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4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dictionaryattack" xlink:type="simple">Dictionary Attack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%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5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dominant" xlink:type="simple">Dominant Strings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%</text:p>
          </table:table-cell>
          <table:table-cell office:value-type="float" office:value="0.31" calcext:value-type="float">
            <text:p>0.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eulerianpath" xlink:type="simple">Eulerian Pat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31%</text:p>
          </table:table-cell>
          <table:table-cell office:value-type="float" office:value="0.04" calcext:value-type="float">
            <text:p>0.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7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evilstraw" xlink:type="simple">Evil Straw Warts Live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5%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6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factovisors" xlink:type="simple">Factovisors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2%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9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fenwick" xlink:type="simple">Fenwick Tree</text:a>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28%</text:p>
          </table:table-cell>
          <table:table-cell office:value-type="float" office:value="0.78" calcext:value-type="float">
            <text:p>0.7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4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frogger" xlink:type="simple">Frogger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2%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8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fulltank" xlink:type="simple">Full Tank?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4%</text:p>
          </table:table-cell>
          <table:table-cell office:value-type="float" office:value="0.09" calcext:value-type="float">
            <text:p>0.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4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funnygames" xlink:type="simple">Funny Games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8%</text:p>
          </table:table-cell>
          <table:table-cell office:value-type="float" office:value="3.33" calcext:value-type="float">
            <text:p>3.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6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george" xlink:type="simple">George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2%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getshorty" xlink:type="simple">Get Shorty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44%</text:p>
          </table:table-cell>
          <table:table-cell office:value-type="float" office:value="0.05" calcext:value-type="float">
            <text:p>0.0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7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gold" xlink:type="simple">Getting Gold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70%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8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gokigen" xlink:type="simple">Gokigen Naname</text:a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6%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2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happyprime" xlink:type="simple">Happy Happy Prime Prime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9%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6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help2" xlink:type="simple">Help!</text:a>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14%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2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hidingplaces" xlink:type="simple">Hiding Places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7%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howmanyzeros" xlink:type="simple">How many 0's?</text:a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2%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ignore" xlink:type="simple">Ignore the Garbage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52%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6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intellectualproperty" xlink:type="simple">Intellectual Property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8%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intervalcover" xlink:type="simple">Interval Cover</text:a>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16%</text:p>
          </table:table-cell>
          <table:table-cell office:value-type="float" office:value="0.03" calcext:value-type="float">
            <text:p>0.0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4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caching" xlink:type="simple">Introspective Caching</text:a>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17%</text:p>
          </table:table-cell>
          <table:table-cell office:value-type="float" office:value="0.01" calcext:value-type="float">
            <text:p>0.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6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islandhopping" xlink:type="simple">Island Hopping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55%</text:p>
          </table:table-cell>
          <table:table-cell office:value-type="float" office:value="0.02" calcext:value-type="float">
            <text:p>0.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jackjill" xlink:type="simple">Jack and Jill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9%</text:p>
          </table:table-cell>
          <table:table-cell office:value-type="float" office:value="0.23" calcext:value-type="float">
            <text:p>0.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borg" xlink:type="simple">Killing Aliens in a Borg Maze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8%</text:p>
          </table:table-cell>
          <table:table-cell office:value-type="float" office:value="0.04" calcext:value-type="float">
            <text:p>0.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1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knapsack" xlink:type="simple">Knapsack</text:a>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24%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1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lifeforms" xlink:type="simple">Life Forms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%</text:p>
          </table:table-cell>
          <table:table-cell office:value-type="float" office:value="0.33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equationsolver" xlink:type="simple">Linear Equation Solver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2%</text:p>
          </table:table-cell>
          <table:table-cell office:value-type="float" office:value="0.01" calcext:value-type="float">
            <text:p>0.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1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linearrecurrence" xlink:type="simple">Linear Recurrences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0%</text:p>
          </table:table-cell>
          <table:table-cell office:value-type="float" office:value="0.84" calcext:value-type="float">
            <text:p>0.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segmentdistance" xlink:type="simple">Line Segment Distance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1%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6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segmentintersection" xlink:type="simple">Line Segment Intersection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1%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9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ljutnja" xlink:type="simple">Ljutnja</text:a>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14%</text:p>
          </table:table-cell>
          <table:table-cell office:value-type="float" office:value="0.01" calcext:value-type="float">
            <text:p>0.0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5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longincsubseq" xlink:type="simple">Longest Increasing Subsequence</text:a>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35%</text:p>
          </table:table-cell>
          <table:table-cell office:value-type="float" office:value="0.03" calcext:value-type="float">
            <text:p>0.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1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maxflow" xlink:type="simple">Maximum Flow</text:a>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25%</text:p>
          </table:table-cell>
          <table:table-cell office:value-type="float" office:value="0.01" calcext:value-type="float">
            <text:p>0.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4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maxloot" xlink:type="simple">Maximum Loot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8%</text:p>
          </table:table-cell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maxcolinear" xlink:type="simple">Maximum Number of Colinear Points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0%</text:p>
          </table:table-cell>
          <table:table-cell office:value-type="float" office:value="0.23" calcext:value-type="float">
            <text:p>0.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2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messages" xlink:type="simple">Messages from Outer Space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1%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3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mincostmaxflow" xlink:type="simple">Minimum Cost Maximum Flow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9%</text:p>
          </table:table-cell>
          <table:table-cell office:value-type="float" office:value="0.42" calcext:value-type="float">
            <text:p>0.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7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mincut" xlink:type="simple">Minimum Cut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37%</text:p>
          </table:table-cell>
          <table:table-cell office:value-type="float" office:value="0.01" calcext:value-type="float">
            <text:p>0.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minspantree" xlink:type="simple">Minimum Spanning Tree</text:a>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5%</text:p>
          </table:table-cell>
          <table:table-cell office:value-type="float" office:value="0.05" calcext:value-type="float">
            <text:p>0.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1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modulararithmetic" xlink:type="simple">Modular Arithmetic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1%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organising" xlink:type="simple">Organising the Organisation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0%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3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equationsolverplus" xlink:type="simple">Partial Linear Equation Solver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6%</text:p>
          </table:table-cell>
          <table:table-cell office:value-type="float" office:value="0.02" calcext:value-type="float">
            <text:p>0.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perfectpowers" xlink:type="simple">Perfect Pth Powers</text:a>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0%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6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pointinpolygon" xlink:type="simple">Point in Polygon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7%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polygonarea" xlink:type="simple">Polygon Area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3%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polymul2" xlink:type="simple">Polynomial Multiplication 2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8%</text:p>
          </table:table-cell>
          <table:table-cell office:value-type="float" office:value="0.08" calcext:value-type="float">
            <text:p>0.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9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primesieve" xlink:type="simple">Prime Sieve</text:a>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37%</text:p>
          </table:table-cell>
          <table:table-cell office:value-type="float" office:value="0.16" calcext:value-type="float">
            <text:p>0.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8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equivalences" xlink:type="simple">Proving Equivalences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0%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7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rasterized" xlink:type="simple">Rasterized Lines</text:a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9%</text:p>
          </table:table-cell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rationalarithmetic" xlink:type="simple">Rational Arithmetic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35%</text:p>
          </table:table-cell>
          <table:table-cell office:value-type="float" office:value="0.01" calcext:value-type="float">
            <text:p>0.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4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risk" xlink:type="simple">Risk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7%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shortestpath3" xlink:type="simple">Single source shortest path, negative weights</text:a>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22%</text:p>
          </table:table-cell>
          <table:table-cell office:value-type="float" office:value="0.06" calcext:value-type="float">
            <text:p>0.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6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shortestpath1" xlink:type="simple">Single source shortest path, non-negative weights</text:a>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26%</text:p>
          </table:table-cell>
          <table:table-cell office:value-type="float" office:value="0.04" calcext:value-type="float">
            <text:p>0.0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9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shortestpath2" xlink:type="simple">Single source shortest path, time table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38%</text:p>
          </table:table-cell>
          <table:table-cell office:value-type="float" office:value="0.04" calcext:value-type="float">
            <text:p>0.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8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2naire" xlink:type="simple">So you want to be a 2^n-aire?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2%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8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spiderman" xlink:type="simple">Spiderman's Workout</text:a>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9%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9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squarefieldshard" xlink:type="simple">Square Fields (Hard)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%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stringmatching" xlink:type="simple">String Matching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37%</text:p>
          </table:table-cell>
          <table:table-cell office:value-type="float" office:value="0.02" calcext:value-type="float">
            <text:p>0.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2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stringmultimatching" xlink:type="simple">String Multimatching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33%</text:p>
          </table:table-cell>
          <table:table-cell office:value-type="float" office:value="0.19" calcext:value-type="float">
            <text:p>0.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5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suffixarrayreconstruction" xlink:type="simple">Suffix Array Re-construction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31%</text:p>
          </table:table-cell>
          <table:table-cell office:value-type="float" office:value="0.19" calcext:value-type="float">
            <text:p>0.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4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suffixsorting" xlink:type="simple">Suffix Sorting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4%</text:p>
          </table:table-cell>
          <table:table-cell office:value-type="float" office:value="0.15" calcext:value-type="float">
            <text:p>0.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9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setstack" xlink:type="simple">The SetStack Computer</text:a>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9%</text:p>
          </table:table-cell>
          <table:table-cell office:value-type="float" office:value="0.07" calcext:value-type="float">
            <text:p>0.0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9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uxuhulvoting" xlink:type="simple">The Uxuhul Voting System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0%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8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threedigits" xlink:type="simple">Three Digits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3%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1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towers" xlink:type="simple">Towers of Powers 2: Power Harder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%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trilemma" xlink:type="simple">Triangle Trilemma</text:a>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7%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9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turbo" xlink:type="simple">Turbo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43%</text:p>
          </table:table-cell>
          <table:table-cell office:value-type="float" office:value="0.01" calcext:value-type="float">
            <text:p>0.0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unfairplay" xlink:type="simple">(un)Fair Play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6%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2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unionfind" xlink:type="simple">Union-Find</text:a>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41%</text:p>
          </table:table-cell>
          <table:table-cell office:value-type="float" office:value="0.07" calcext:value-type="float">
            <text:p>0.0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86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whacamole" xlink:type="simple">Whac-a-Mole</text:a>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4%</text:p>
          </table:table-cell>
          <table:table-cell office:value-type="float" office:value="0.06" calcext:value-type="float">
            <text:p>0.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3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rafting" xlink:type="simple">White Water Rafting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2%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3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amiga" xlink:type="simple">Who owns the Amiga?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1%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xyzzy" xlink:type="simple">XYZZY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8%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3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liu.kattis.com/problems/satisfiability" xlink:type="simple">Yet Satisfiability Again!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39%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%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Sheet1.A1:Sheet1.H9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2:32:41.514562836</meta:creation-date>
    <dc:date>2018-03-17T12:39:19.816742775</dc:date>
    <meta:editing-duration>PT6M38S</meta:editing-duration>
    <meta:editing-cycles>1</meta:editing-cycles>
    <meta:document-statistic meta:table-count="1" meta:cell-count="548" meta:object-count="0"/>
    <meta:generator>LibreOffice/5.1.6.2$Linux_X86_64 LibreOffice_project/10m0$Build-2</meta:generator>
  </office:meta>
</office:document-meta>
</file>